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02bd8b" officeooo:paragraph-rsid="0002bd8b" style:font-weight-asian="bold" style:font-weight-complex="bold"/>
    </style:style>
    <style:style style:name="P2" style:family="paragraph" style:parent-style-name="Standard">
      <style:paragraph-properties fo:text-align="start" style:justify-single-word="false"/>
      <style:text-properties fo:language="en" fo:country="US" fo:font-weight="bold" officeooo:rsid="0002bd8b" officeooo:paragraph-rsid="0002bd8b" style:font-weight-asian="bold" style:font-weight-complex="bold"/>
    </style:style>
    <style:style style:name="P3" style:family="paragraph" style:parent-style-name="Standard">
      <style:paragraph-properties fo:text-align="start" style:justify-single-word="false"/>
      <style:text-properties fo:language="en" fo:country="US" fo:font-weight="bold" officeooo:rsid="0006431c" officeooo:paragraph-rsid="0006431c" style:font-weight-asian="bold" style:font-weight-complex="bold"/>
    </style:style>
    <style:style style:name="P4" style:family="paragraph" style:parent-style-name="Standard">
      <style:paragraph-properties fo:text-align="start" style:justify-single-word="false"/>
      <style:text-properties fo:language="en" fo:country="US" fo:font-weight="bold" officeooo:rsid="0008114c" officeooo:paragraph-rsid="0008114c" style:font-weight-asian="bold" style:font-weight-complex="bold"/>
    </style:style>
    <style:style style:name="P5" style:family="paragraph" style:parent-style-name="Standard">
      <style:paragraph-properties fo:text-align="start" style:justify-single-word="false"/>
      <style:text-properties fo:language="en" fo:country="US" fo:font-weight="bold" officeooo:rsid="00096af1" officeooo:paragraph-rsid="001cf475" style:font-weight-asian="bold" style:font-weight-complex="bold"/>
    </style:style>
    <style:style style:name="P6" style:family="paragraph" style:parent-style-name="Standard">
      <style:paragraph-properties fo:text-align="start" style:justify-single-word="false"/>
      <style:text-properties fo:language="en" fo:country="US" fo:font-weight="bold" officeooo:rsid="00096af1" officeooo:paragraph-rsid="00316a80" style:font-weight-asian="bold" style:font-weight-complex="bold"/>
    </style:style>
    <style:style style:name="P7" style:family="paragraph" style:parent-style-name="Standard">
      <style:paragraph-properties fo:text-align="start" style:justify-single-word="false"/>
      <style:text-properties fo:language="en" fo:country="US" fo:font-weight="bold" officeooo:rsid="0009ff05" officeooo:paragraph-rsid="001cf475" style:font-weight-asian="bold" style:font-weight-complex="bold"/>
    </style:style>
    <style:style style:name="P8" style:family="paragraph" style:parent-style-name="Standard">
      <style:paragraph-properties fo:text-align="start" style:justify-single-word="false"/>
      <style:text-properties fo:language="en" fo:country="US" fo:font-weight="bold" officeooo:rsid="0009ff05" officeooo:paragraph-rsid="00316a80" style:font-weight-asian="bold" style:font-weight-complex="bold"/>
    </style:style>
    <style:style style:name="P9" style:family="paragraph" style:parent-style-name="Standard">
      <style:paragraph-properties fo:text-align="start" style:justify-single-word="false"/>
      <style:text-properties fo:language="en" fo:country="US" fo:font-weight="bold" officeooo:rsid="0009ff05" officeooo:paragraph-rsid="0064f831" style:font-weight-asian="bold" style:font-weight-complex="bold"/>
    </style:style>
    <style:style style:name="P10" style:family="paragraph" style:parent-style-name="Standard">
      <style:paragraph-properties fo:text-align="start" style:justify-single-word="false"/>
      <style:text-properties fo:language="en" fo:country="US" fo:font-weight="normal" officeooo:rsid="0002bd8b" officeooo:paragraph-rsid="0002bd8b"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006431c" officeooo:paragraph-rsid="0006431c" style:font-weight-asian="normal" style:font-weight-complex="normal"/>
    </style:style>
    <style:style style:name="P12" style:family="paragraph" style:parent-style-name="Standard">
      <style:paragraph-properties fo:text-align="start" style:justify-single-word="false"/>
      <style:text-properties fo:language="en" fo:country="US" fo:font-weight="normal" officeooo:rsid="0008114c" officeooo:paragraph-rsid="0008114c" style:font-weight-asian="normal" style:font-weight-complex="normal"/>
    </style:style>
    <style:style style:name="P13" style:family="paragraph" style:parent-style-name="Standard">
      <style:paragraph-properties fo:text-align="start" style:justify-single-word="false"/>
      <style:text-properties fo:language="en" fo:country="US" fo:font-weight="normal" officeooo:rsid="0008114c" officeooo:paragraph-rsid="00097493" style:font-weight-asian="normal" style:font-weight-complex="normal"/>
    </style:style>
    <style:style style:name="P14" style:family="paragraph" style:parent-style-name="Standard">
      <style:paragraph-properties fo:text-align="center" style:justify-single-word="false"/>
      <style:text-properties fo:language="en" fo:country="US" fo:font-weight="normal" officeooo:rsid="0008114c" officeooo:paragraph-rsid="0006431c" style:font-weight-asian="normal" style:font-weight-complex="normal"/>
    </style:style>
    <style:style style:name="P15" style:family="paragraph" style:parent-style-name="Standard">
      <style:paragraph-properties fo:text-align="start" style:justify-single-word="false"/>
      <style:text-properties fo:language="en" fo:country="US" fo:font-weight="normal" officeooo:rsid="00096af1" officeooo:paragraph-rsid="00096af1" style:font-weight-asian="normal" style:font-weight-complex="normal"/>
    </style:style>
    <style:style style:name="P16" style:family="paragraph" style:parent-style-name="Standard">
      <style:paragraph-properties fo:text-align="center" style:justify-single-word="false"/>
      <style:text-properties fo:language="en" fo:country="US" fo:font-weight="normal" officeooo:rsid="00096af1" officeooo:paragraph-rsid="00096af1" style:font-weight-asian="normal" style:font-weight-complex="normal"/>
    </style:style>
    <style:style style:name="P17" style:family="paragraph" style:parent-style-name="Standard">
      <style:paragraph-properties fo:text-align="start" style:justify-single-word="false"/>
      <style:text-properties fo:language="en" fo:country="US" fo:font-weight="normal" officeooo:rsid="00111850" officeooo:paragraph-rsid="00111850"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1367b6" officeooo:paragraph-rsid="001367b6"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1f5794" officeooo:paragraph-rsid="001f5794"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1f5794" officeooo:paragraph-rsid="00316a80" style:font-weight-asian="normal" style:font-weight-complex="normal"/>
    </style:style>
    <style:style style:name="P21" style:family="paragraph" style:parent-style-name="Standard">
      <style:paragraph-properties fo:text-align="start" style:justify-single-word="false"/>
      <style:text-properties fo:language="en" fo:country="US" fo:font-weight="normal" officeooo:rsid="001f5794" officeooo:paragraph-rsid="0064f831" style:font-weight-asian="normal" style:font-weight-complex="normal"/>
    </style:style>
    <style:style style:name="P22" style:family="paragraph" style:parent-style-name="Standard">
      <style:paragraph-properties fo:text-align="center" style:justify-single-word="false"/>
      <style:text-properties fo:language="en" fo:country="US" fo:font-weight="normal" officeooo:rsid="001fbe21" officeooo:paragraph-rsid="001fbe21" style:font-weight-asian="normal" style:font-weight-complex="normal"/>
    </style:style>
    <style:style style:name="P23" style:family="paragraph" style:parent-style-name="Standard">
      <style:paragraph-properties fo:text-align="start" style:justify-single-word="false"/>
      <style:text-properties fo:language="en" fo:country="US" fo:font-weight="normal" officeooo:rsid="0021bd19" officeooo:paragraph-rsid="0021bd19" style:font-weight-asian="normal" style:font-weight-complex="normal"/>
    </style:style>
    <style:style style:name="P24" style:family="paragraph" style:parent-style-name="Standard">
      <style:paragraph-properties fo:text-align="start" style:justify-single-word="false"/>
      <style:text-properties fo:language="en" fo:country="US" fo:font-weight="normal" officeooo:rsid="0021bd19" officeooo:paragraph-rsid="001fbe21" style:font-weight-asian="normal" style:font-weight-complex="normal"/>
    </style:style>
    <style:style style:name="P25" style:family="paragraph" style:parent-style-name="Standard">
      <style:paragraph-properties fo:text-align="start" style:justify-single-word="false"/>
      <style:text-properties fo:language="en" fo:country="US" fo:font-weight="normal" officeooo:rsid="0024f3ec" officeooo:paragraph-rsid="0024f3ec" style:font-weight-asian="normal" style:font-weight-complex="normal"/>
    </style:style>
    <style:style style:name="P26" style:family="paragraph" style:parent-style-name="Standard">
      <style:paragraph-properties fo:text-align="start" style:justify-single-word="false"/>
      <style:text-properties fo:language="en" fo:country="US" fo:font-weight="normal" officeooo:rsid="002a22e8" officeooo:paragraph-rsid="002a22e8" style:font-weight-asian="normal" style:font-weight-complex="normal"/>
    </style:style>
    <style:style style:name="P27" style:family="paragraph" style:parent-style-name="Standard">
      <style:paragraph-properties fo:text-align="start" style:justify-single-word="false"/>
      <style:text-properties fo:language="en" fo:country="US" fo:font-weight="normal" officeooo:rsid="00329969" officeooo:paragraph-rsid="0034a13e" style:font-weight-asian="normal" style:font-weight-complex="normal"/>
    </style:style>
    <style:style style:name="P28" style:family="paragraph" style:parent-style-name="Standard">
      <style:paragraph-properties fo:text-align="start" style:justify-single-word="false"/>
      <style:text-properties fo:language="en" fo:country="US" fo:font-weight="normal" officeooo:rsid="0032b664" officeooo:paragraph-rsid="0032b664" style:font-weight-asian="normal" style:font-weight-complex="normal"/>
    </style:style>
    <style:style style:name="P29" style:family="paragraph" style:parent-style-name="Standard">
      <style:paragraph-properties fo:text-align="center" style:justify-single-word="false"/>
      <style:text-properties fo:language="en" fo:country="US" fo:font-weight="normal" officeooo:rsid="0037cea1" officeooo:paragraph-rsid="0037cea1" style:font-weight-asian="normal" style:font-weight-complex="normal"/>
    </style:style>
    <style:style style:name="P30" style:family="paragraph" style:parent-style-name="Standard">
      <style:paragraph-properties fo:text-align="center" style:justify-single-word="false"/>
      <style:text-properties fo:language="en" fo:country="US" fo:font-weight="normal" officeooo:rsid="0039b48f" officeooo:paragraph-rsid="0039b48f" style:font-weight-asian="normal" style:font-weight-complex="normal"/>
    </style:style>
    <style:style style:name="P31" style:family="paragraph" style:parent-style-name="Standard">
      <style:paragraph-properties fo:text-align="start" style:justify-single-word="false"/>
      <style:text-properties fo:language="en" fo:country="US" fo:font-weight="normal" officeooo:rsid="0039b48f" officeooo:paragraph-rsid="0039b48f" style:font-weight-asian="normal" style:font-weight-complex="normal"/>
    </style:style>
    <style:style style:name="P32" style:family="paragraph" style:parent-style-name="Standard">
      <style:paragraph-properties fo:text-align="start" style:justify-single-word="false"/>
      <style:text-properties fo:language="en" fo:country="US" fo:font-weight="normal" officeooo:rsid="00097493" officeooo:paragraph-rsid="00097493" style:font-weight-asian="normal" style:font-weight-complex="normal"/>
    </style:style>
    <style:style style:name="P33" style:family="paragraph" style:parent-style-name="Standard">
      <style:paragraph-properties fo:text-align="start" style:justify-single-word="false"/>
      <style:text-properties fo:language="en" fo:country="US" fo:font-weight="normal" officeooo:rsid="001eee06" officeooo:paragraph-rsid="001eee06" style:font-weight-asian="normal" style:font-weight-complex="normal"/>
    </style:style>
    <style:style style:name="P34" style:family="paragraph" style:parent-style-name="Standard">
      <style:paragraph-properties fo:text-align="start" style:justify-single-word="false"/>
      <style:text-properties fo:language="en" fo:country="US" fo:font-weight="normal" officeooo:rsid="003a0fe5" officeooo:paragraph-rsid="003d0e1d" style:font-weight-asian="normal" style:font-weight-complex="normal"/>
    </style:style>
    <style:style style:name="P35" style:family="paragraph" style:parent-style-name="Standard">
      <style:paragraph-properties fo:text-align="start" style:justify-single-word="false"/>
      <style:text-properties fo:language="en" fo:country="US" fo:font-weight="normal" officeooo:rsid="003a0fe5" officeooo:paragraph-rsid="003ed346" style:font-weight-asian="normal" style:font-weight-complex="normal"/>
    </style:style>
    <style:style style:name="P36" style:family="paragraph" style:parent-style-name="Standard">
      <style:paragraph-properties fo:text-align="start" style:justify-single-word="false"/>
      <style:text-properties fo:language="en" fo:country="US" fo:font-weight="normal" officeooo:rsid="003a0fe5" officeooo:paragraph-rsid="0043668c" style:font-weight-asian="normal" style:font-weight-complex="normal"/>
    </style:style>
    <style:style style:name="P37" style:family="paragraph" style:parent-style-name="Standard">
      <style:paragraph-properties fo:text-align="start" style:justify-single-word="false"/>
      <style:text-properties fo:language="en" fo:country="US" fo:font-weight="normal" officeooo:rsid="003a0fe5" officeooo:paragraph-rsid="0043f62c" style:font-weight-asian="normal" style:font-weight-complex="normal"/>
    </style:style>
    <style:style style:name="P38" style:family="paragraph" style:parent-style-name="Standard">
      <style:paragraph-properties fo:text-align="start" style:justify-single-word="false"/>
      <style:text-properties fo:language="en" fo:country="US" fo:font-weight="normal" officeooo:rsid="003a0fe5" officeooo:paragraph-rsid="0045ee26" style:font-weight-asian="normal" style:font-weight-complex="normal"/>
    </style:style>
    <style:style style:name="P39" style:family="paragraph" style:parent-style-name="Standard">
      <style:paragraph-properties fo:text-align="start" style:justify-single-word="false"/>
      <style:text-properties fo:language="en" fo:country="US" fo:font-weight="normal" officeooo:rsid="003a0fe5" officeooo:paragraph-rsid="0048490b" style:font-weight-asian="normal" style:font-weight-complex="normal"/>
    </style:style>
    <style:style style:name="P40" style:family="paragraph" style:parent-style-name="Standard">
      <style:paragraph-properties fo:text-align="start" style:justify-single-word="false"/>
      <style:text-properties fo:language="en" fo:country="US" fo:font-weight="normal" officeooo:rsid="003a0fe5" officeooo:paragraph-rsid="004a20be" style:font-weight-asian="normal" style:font-weight-complex="normal"/>
    </style:style>
    <style:style style:name="P41" style:family="paragraph" style:parent-style-name="Standard">
      <style:paragraph-properties fo:text-align="start" style:justify-single-word="false"/>
      <style:text-properties fo:language="en" fo:country="US" fo:font-weight="normal" officeooo:rsid="003a0fe5" officeooo:paragraph-rsid="004e5782" style:font-weight-asian="normal" style:font-weight-complex="normal"/>
    </style:style>
    <style:style style:name="P42" style:family="paragraph" style:parent-style-name="Standard">
      <style:paragraph-properties fo:text-align="start" style:justify-single-word="false"/>
      <style:text-properties fo:language="en" fo:country="US" fo:font-weight="normal" officeooo:rsid="003a0fe5" officeooo:paragraph-rsid="0050a222" style:font-weight-asian="normal" style:font-weight-complex="normal"/>
    </style:style>
    <style:style style:name="P43" style:family="paragraph" style:parent-style-name="Standard">
      <style:paragraph-properties fo:text-align="start" style:justify-single-word="false"/>
      <style:text-properties fo:language="en" fo:country="US" fo:font-weight="normal" officeooo:rsid="003a0fe5" officeooo:paragraph-rsid="005295ea" style:font-weight-asian="normal" style:font-weight-complex="normal"/>
    </style:style>
    <style:style style:name="P44" style:family="paragraph" style:parent-style-name="Standard">
      <style:paragraph-properties fo:text-align="start" style:justify-single-word="false"/>
      <style:text-properties fo:language="en" fo:country="US" fo:font-weight="normal" officeooo:rsid="003a0fe5" officeooo:paragraph-rsid="0053f6e9"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03a0fe5" officeooo:paragraph-rsid="005b3b24"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03a0fe5" officeooo:paragraph-rsid="005eb89c" style:font-weight-asian="normal" style:font-weight-complex="normal"/>
    </style:style>
    <style:style style:name="P47" style:family="paragraph" style:parent-style-name="Standard">
      <style:paragraph-properties fo:text-align="start" style:justify-single-word="false"/>
      <style:text-properties fo:language="en" fo:country="US" fo:font-weight="normal" officeooo:rsid="003a0fe5" officeooo:paragraph-rsid="0061f5a5"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03a0fe5" officeooo:paragraph-rsid="0067d269" style:font-weight-asian="normal" style:font-weight-complex="normal"/>
    </style:style>
    <style:style style:name="P49" style:family="paragraph" style:parent-style-name="Standard">
      <style:paragraph-properties fo:text-align="start" style:justify-single-word="false"/>
      <style:text-properties fo:language="en" fo:country="US" fo:font-weight="normal" officeooo:rsid="003a0fe5" officeooo:paragraph-rsid="0069a881" style:font-weight-asian="normal" style:font-weight-complex="normal"/>
    </style:style>
    <style:style style:name="P50" style:family="paragraph" style:parent-style-name="Standard">
      <style:paragraph-properties fo:text-align="start" style:justify-single-word="false"/>
      <style:text-properties fo:language="en" fo:country="US" fo:font-weight="normal" officeooo:rsid="00402b45" officeooo:paragraph-rsid="00402b45" style:font-weight-asian="normal" style:font-weight-complex="normal"/>
    </style:style>
    <style:style style:name="P51" style:family="paragraph" style:parent-style-name="Standard">
      <style:paragraph-properties fo:text-align="start" style:justify-single-word="false"/>
      <style:text-properties fo:language="en" fo:country="US" fo:font-weight="normal" officeooo:rsid="00402b45" officeooo:paragraph-rsid="005286d2" style:font-weight-asian="normal" style:font-weight-complex="normal"/>
    </style:style>
    <style:style style:name="P52" style:family="paragraph" style:parent-style-name="Standard">
      <style:paragraph-properties fo:text-align="start" style:justify-single-word="false"/>
      <style:text-properties fo:language="en" fo:country="US" fo:font-weight="normal" officeooo:rsid="00407512" officeooo:paragraph-rsid="00407512" style:font-weight-asian="normal" style:font-weight-complex="normal"/>
    </style:style>
    <style:style style:name="P53" style:family="paragraph" style:parent-style-name="Standard">
      <style:paragraph-properties fo:text-align="start" style:justify-single-word="false"/>
      <style:text-properties fo:language="en" fo:country="US" fo:font-weight="normal" officeooo:rsid="00407512" officeooo:paragraph-rsid="0043668c" style:font-weight-asian="normal" style:font-weight-complex="normal"/>
    </style:style>
    <style:style style:name="P54" style:family="paragraph" style:parent-style-name="Standard">
      <style:paragraph-properties fo:text-align="start" style:justify-single-word="false"/>
      <style:text-properties fo:language="en" fo:country="US" fo:font-weight="normal" officeooo:rsid="00407512" officeooo:paragraph-rsid="0043f62c" style:font-weight-asian="normal" style:font-weight-complex="normal"/>
    </style:style>
    <style:style style:name="P55" style:family="paragraph" style:parent-style-name="Standard">
      <style:paragraph-properties fo:text-align="start" style:justify-single-word="false"/>
      <style:text-properties fo:language="en" fo:country="US" fo:font-weight="normal" officeooo:rsid="00407512" officeooo:paragraph-rsid="0045ee26" style:font-weight-asian="normal" style:font-weight-complex="normal"/>
    </style:style>
    <style:style style:name="P56" style:family="paragraph" style:parent-style-name="Standard">
      <style:paragraph-properties fo:text-align="start" style:justify-single-word="false"/>
      <style:text-properties fo:language="en" fo:country="US" fo:font-weight="normal" officeooo:rsid="00407512" officeooo:paragraph-rsid="0048490b" style:font-weight-asian="normal" style:font-weight-complex="normal"/>
    </style:style>
    <style:style style:name="P57" style:family="paragraph" style:parent-style-name="Standard">
      <style:paragraph-properties fo:text-align="start" style:justify-single-word="false"/>
      <style:text-properties fo:language="en" fo:country="US" fo:font-weight="normal" officeooo:rsid="00407512" officeooo:paragraph-rsid="004a20be"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0407512" officeooo:paragraph-rsid="0050a222"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0407512" officeooo:paragraph-rsid="005295ea" style:font-weight-asian="normal" style:font-weight-complex="normal"/>
    </style:style>
    <style:style style:name="P60" style:family="paragraph" style:parent-style-name="Standard">
      <style:paragraph-properties fo:text-align="start" style:justify-single-word="false"/>
      <style:text-properties fo:language="en" fo:country="US" fo:font-weight="normal" officeooo:rsid="00407512" officeooo:paragraph-rsid="0053f6e9" style:font-weight-asian="normal" style:font-weight-complex="normal"/>
    </style:style>
    <style:style style:name="P61" style:family="paragraph" style:parent-style-name="Standard">
      <style:paragraph-properties fo:text-align="start" style:justify-single-word="false"/>
      <style:text-properties fo:language="en" fo:country="US" fo:font-weight="normal" officeooo:rsid="00407512" officeooo:paragraph-rsid="005b3b24" style:font-weight-asian="normal" style:font-weight-complex="normal"/>
    </style:style>
    <style:style style:name="P62" style:family="paragraph" style:parent-style-name="Standard">
      <style:paragraph-properties fo:text-align="start" style:justify-single-word="false"/>
      <style:text-properties fo:language="en" fo:country="US" fo:font-weight="normal" officeooo:rsid="00407512" officeooo:paragraph-rsid="005eb89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0407512" officeooo:paragraph-rsid="0067d269"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04b6904" officeooo:paragraph-rsid="004b6904" style:font-weight-asian="normal" style:font-weight-complex="normal"/>
    </style:style>
    <style:style style:name="P65" style:family="paragraph" style:parent-style-name="Standard">
      <style:paragraph-properties fo:text-align="center" style:justify-single-word="false"/>
      <style:text-properties fo:language="en" fo:country="US" fo:font-weight="normal" officeooo:rsid="004d4126" officeooo:paragraph-rsid="004d4126"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04d4126" officeooo:paragraph-rsid="004d4126"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04e5782" officeooo:paragraph-rsid="004e5782"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03ed346" officeooo:paragraph-rsid="003ed346"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03ed346" officeooo:paragraph-rsid="0050a222"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0505391" officeooo:paragraph-rsid="00505391" style:font-weight-asian="normal" style:font-weight-complex="normal"/>
    </style:style>
    <style:style style:name="P71" style:family="paragraph" style:parent-style-name="Standard">
      <style:paragraph-properties fo:text-align="start" style:justify-single-word="false"/>
      <style:text-properties fo:language="en" fo:country="US" fo:font-weight="normal" officeooo:rsid="0050a222" officeooo:paragraph-rsid="0050a222"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050a222" officeooo:paragraph-rsid="005286d2"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05295ea" officeooo:paragraph-rsid="005295ea" style:font-weight-asian="normal" style:font-weight-complex="normal"/>
    </style:style>
    <style:style style:name="P74" style:family="paragraph" style:parent-style-name="Standard">
      <style:paragraph-properties fo:text-align="start" style:justify-single-word="false"/>
      <style:text-properties fo:language="en" fo:country="US" fo:font-weight="normal" officeooo:rsid="0053f6e9" officeooo:paragraph-rsid="0053f6e9" style:font-weight-asian="normal" style:font-weight-complex="normal"/>
    </style:style>
    <style:style style:name="P75" style:family="paragraph" style:parent-style-name="Standard">
      <style:paragraph-properties fo:text-align="start" style:justify-single-word="false"/>
      <style:text-properties fo:language="en" fo:country="US" fo:font-weight="normal" officeooo:rsid="0053f6e9" officeooo:paragraph-rsid="0057b395" style:font-weight-asian="normal" style:font-weight-complex="normal"/>
    </style:style>
    <style:style style:name="P76" style:family="paragraph" style:parent-style-name="Standard">
      <style:paragraph-properties fo:text-align="start" style:justify-single-word="false"/>
      <style:text-properties fo:language="en" fo:country="US" fo:font-weight="normal" officeooo:rsid="0053f6e9" officeooo:paragraph-rsid="0058951a" style:font-weight-asian="normal" style:font-weight-complex="normal"/>
    </style:style>
    <style:style style:name="P77" style:family="paragraph" style:parent-style-name="Standard">
      <style:paragraph-properties fo:text-align="start" style:justify-single-word="false"/>
      <style:text-properties fo:language="en" fo:country="US" fo:font-weight="normal" officeooo:rsid="0053f6e9" officeooo:paragraph-rsid="0059d4c2" style:font-weight-asian="normal" style:font-weight-complex="normal"/>
    </style:style>
    <style:style style:name="P78" style:family="paragraph" style:parent-style-name="Standard">
      <style:paragraph-properties fo:text-align="start" style:justify-single-word="false"/>
      <style:text-properties fo:language="en" fo:country="US" fo:font-weight="normal" officeooo:rsid="0053f6e9" officeooo:paragraph-rsid="005a90f4" style:font-weight-asian="normal" style:font-weight-complex="normal"/>
    </style:style>
    <style:style style:name="P79" style:family="paragraph" style:parent-style-name="Standard">
      <style:paragraph-properties fo:text-align="start" style:justify-single-word="false"/>
      <style:text-properties fo:language="en" fo:country="US" fo:font-weight="normal" officeooo:rsid="0053f6e9" officeooo:paragraph-rsid="005b3b24" style:font-weight-asian="normal" style:font-weight-complex="normal"/>
    </style:style>
    <style:style style:name="P80" style:family="paragraph" style:parent-style-name="Standard">
      <style:paragraph-properties fo:text-align="start" style:justify-single-word="false"/>
      <style:text-properties fo:language="en" fo:country="US" fo:font-weight="normal" officeooo:rsid="0053f6e9" officeooo:paragraph-rsid="005ffbdb" style:font-weight-asian="normal" style:font-weight-complex="normal"/>
    </style:style>
    <style:style style:name="P81" style:family="paragraph" style:parent-style-name="Standard">
      <style:paragraph-properties fo:text-align="start" style:justify-single-word="false"/>
      <style:text-properties fo:language="en" fo:country="US" fo:font-weight="normal" officeooo:rsid="0053f6e9" officeooo:paragraph-rsid="0061f5a5" style:font-weight-asian="normal" style:font-weight-complex="normal"/>
    </style:style>
    <style:style style:name="P82" style:family="paragraph" style:parent-style-name="Standard">
      <style:paragraph-properties fo:text-align="start" style:justify-single-word="false"/>
      <style:text-properties fo:language="en" fo:country="US" fo:font-weight="normal" officeooo:rsid="0053f6e9" officeooo:paragraph-rsid="0069a881" style:font-weight-asian="normal" style:font-weight-complex="normal"/>
    </style:style>
    <style:style style:name="P83" style:family="paragraph" style:parent-style-name="Standard">
      <style:paragraph-properties fo:text-align="start" style:justify-single-word="false"/>
      <style:text-properties fo:language="en" fo:country="US" fo:font-weight="normal" officeooo:rsid="005a90f4" officeooo:paragraph-rsid="005a90f4" style:font-weight-asian="normal" style:font-weight-complex="normal"/>
    </style:style>
    <style:style style:name="P84" style:family="paragraph" style:parent-style-name="Standard">
      <style:paragraph-properties fo:text-align="start" style:justify-single-word="false"/>
      <style:text-properties fo:language="en" fo:country="US" fo:font-weight="normal" officeooo:rsid="005a90f4" officeooo:paragraph-rsid="005b3b24" style:font-weight-asian="normal" style:font-weight-complex="normal"/>
    </style:style>
    <style:style style:name="P85" style:family="paragraph" style:parent-style-name="Standard">
      <style:paragraph-properties fo:text-align="start" style:justify-single-word="false"/>
      <style:text-properties fo:language="en" fo:country="US" fo:font-weight="normal" officeooo:rsid="005a90f4" officeooo:paragraph-rsid="005ffbdb" style:font-weight-asian="normal" style:font-weight-complex="normal"/>
    </style:style>
    <style:style style:name="P86" style:family="paragraph" style:parent-style-name="Standard">
      <style:paragraph-properties fo:text-align="start" style:justify-single-word="false"/>
      <style:text-properties fo:language="en" fo:country="US" fo:font-weight="normal" officeooo:rsid="005a90f4" officeooo:paragraph-rsid="0061f5a5" style:font-weight-asian="normal" style:font-weight-complex="normal"/>
    </style:style>
    <style:style style:name="P87" style:family="paragraph" style:parent-style-name="Standard">
      <style:paragraph-properties fo:text-align="start" style:justify-single-word="false"/>
      <style:text-properties fo:language="en" fo:country="US" fo:font-weight="normal" officeooo:rsid="005a90f4" officeooo:paragraph-rsid="0069a881" style:font-weight-asian="normal" style:font-weight-complex="normal"/>
    </style:style>
    <style:style style:name="P88" style:family="paragraph" style:parent-style-name="Standard">
      <style:paragraph-properties fo:text-align="start" style:justify-single-word="false"/>
      <style:text-properties fo:language="en" fo:country="US" fo:font-weight="normal" officeooo:rsid="00650f84" officeooo:paragraph-rsid="00650f84" style:font-weight-asian="normal" style:font-weight-complex="normal"/>
    </style:style>
    <style:style style:name="P89" style:family="paragraph" style:parent-style-name="Standard">
      <style:paragraph-properties fo:text-align="start" style:justify-single-word="false"/>
      <style:text-properties fo:language="en" fo:country="US" fo:font-weight="normal" officeooo:rsid="003ed346" officeooo:paragraph-rsid="0067d269" style:font-weight-asian="normal" style:font-weight-complex="normal"/>
    </style:style>
    <style:style style:name="P90" style:family="paragraph" style:parent-style-name="Standard">
      <style:paragraph-properties fo:text-align="start" style:justify-single-word="false"/>
      <style:text-properties fo:language="en" fo:country="US" fo:font-weight="normal" officeooo:rsid="00407512" officeooo:paragraph-rsid="00407512" style:font-weight-asian="normal" style:font-weight-complex="normal"/>
    </style:style>
    <style:style style:name="T1" style:family="text">
      <style:text-properties officeooo:rsid="0003c440"/>
    </style:style>
    <style:style style:name="T2" style:family="text">
      <style:text-properties officeooo:rsid="00046567"/>
    </style:style>
    <style:style style:name="T3" style:family="text">
      <style:text-properties officeooo:rsid="000626c2"/>
    </style:style>
    <style:style style:name="T4" style:family="text">
      <style:text-properties officeooo:rsid="00076e7a"/>
    </style:style>
    <style:style style:name="T5" style:family="text">
      <style:text-properties officeooo:rsid="0008d681"/>
    </style:style>
    <style:style style:name="T6" style:family="text">
      <style:text-properties officeooo:rsid="00096af1"/>
    </style:style>
    <style:style style:name="T7" style:family="text">
      <style:text-properties officeooo:rsid="00097493"/>
    </style:style>
    <style:style style:name="T8" style:family="text">
      <style:text-properties officeooo:rsid="0009ff05"/>
    </style:style>
    <style:style style:name="T9" style:family="text">
      <style:text-properties officeooo:rsid="000ea391"/>
    </style:style>
    <style:style style:name="T10" style:family="text">
      <style:text-properties officeooo:rsid="000fcaa9"/>
    </style:style>
    <style:style style:name="T11" style:family="text">
      <style:text-properties officeooo:rsid="001367b6"/>
    </style:style>
    <style:style style:name="T12" style:family="text">
      <style:text-properties officeooo:rsid="0015414f"/>
    </style:style>
    <style:style style:name="T13" style:family="text">
      <style:text-properties officeooo:rsid="00193177"/>
    </style:style>
    <style:style style:name="T14" style:family="text">
      <style:text-properties officeooo:rsid="001cc389"/>
    </style:style>
    <style:style style:name="T15" style:family="text">
      <style:text-properties officeooo:rsid="001cf475"/>
    </style:style>
    <style:style style:name="T16" style:family="text">
      <style:text-properties officeooo:rsid="001eee06"/>
    </style:style>
    <style:style style:name="T17" style:family="text">
      <style:text-properties officeooo:rsid="0026a594"/>
    </style:style>
    <style:style style:name="T18" style:family="text">
      <style:text-properties officeooo:rsid="0027f05d"/>
    </style:style>
    <style:style style:name="T19" style:family="text">
      <style:text-properties officeooo:rsid="002da251"/>
    </style:style>
    <style:style style:name="T20" style:family="text">
      <style:text-properties fo:font-weight="bold" officeooo:rsid="002da251" style:font-weight-asian="bold" style:font-weight-complex="bold"/>
    </style:style>
    <style:style style:name="T21" style:family="text">
      <style:text-properties officeooo:rsid="00316a80"/>
    </style:style>
    <style:style style:name="T22" style:family="text">
      <style:text-properties officeooo:rsid="003ed346"/>
    </style:style>
    <style:style style:name="T23" style:family="text">
      <style:text-properties officeooo:rsid="0043f62c"/>
    </style:style>
    <style:style style:name="T24" style:family="text">
      <style:text-properties officeooo:rsid="0045a9a7"/>
    </style:style>
    <style:style style:name="T25" style:family="text">
      <style:text-properties officeooo:rsid="0047a968"/>
    </style:style>
    <style:style style:name="T26" style:family="text">
      <style:text-properties officeooo:rsid="004a20be"/>
    </style:style>
    <style:style style:name="T27" style:family="text">
      <style:text-properties officeooo:rsid="004e5782"/>
    </style:style>
    <style:style style:name="T28" style:family="text">
      <style:text-properties officeooo:rsid="005058e1"/>
    </style:style>
    <style:style style:name="T29" style:family="text">
      <style:text-properties officeooo:rsid="005286d2"/>
    </style:style>
    <style:style style:name="T30" style:family="text">
      <style:text-properties officeooo:rsid="005364ea"/>
    </style:style>
    <style:style style:name="T31" style:family="text">
      <style:text-properties officeooo:rsid="0055c1af"/>
    </style:style>
    <style:style style:name="T32" style:family="text">
      <style:text-properties officeooo:rsid="0057b395"/>
    </style:style>
    <style:style style:name="T33" style:family="text">
      <style:text-properties officeooo:rsid="0058951a"/>
    </style:style>
    <style:style style:name="T34" style:family="text">
      <style:text-properties officeooo:rsid="0059d4c2"/>
    </style:style>
    <style:style style:name="T35" style:family="text">
      <style:text-properties officeooo:rsid="005b3b24"/>
    </style:style>
    <style:style style:name="T36" style:family="text">
      <style:text-properties officeooo:rsid="005bbf6f"/>
    </style:style>
    <style:style style:name="T37" style:family="text">
      <style:text-properties officeooo:rsid="005d5bf0"/>
    </style:style>
    <style:style style:name="T38" style:family="text">
      <style:text-properties officeooo:rsid="005ffbdb"/>
    </style:style>
    <style:style style:name="T39" style:family="text">
      <style:text-properties officeooo:rsid="0061f5a5"/>
    </style:style>
    <style:style style:name="T40" style:family="text">
      <style:text-properties officeooo:rsid="0063e756"/>
    </style:style>
    <style:style style:name="T41" style:family="text">
      <style:text-properties officeooo:rsid="0064f831"/>
    </style:style>
    <style:style style:name="T42" style:family="text">
      <style:text-properties officeooo:rsid="0068da42"/>
    </style:style>
    <style:style style:name="T43" style:family="text">
      <style:text-properties officeooo:rsid="006a3c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Distributed Filesystem</text:p>
      <text:p text:style-name="P1"/>
      <text:p text:style-name="P2">Abstract</text:p>
      <text:p text:style-name="P2"/>
      <text:p text:style-name="P10">The idea behind SDFS is to construct a layer that provides a distributed and -non exclude- replicated filesystem over many specific filesystems <text:span text:style-name="T8">or devices</text:span>, like ext3, NTFS, etc. It <text:span text:style-name="T1">is</text:span> worth notice that those specific filesystem<text:span text:style-name="T2">s</text:span> may or may not be in the same machine. Although <text:span text:style-name="T3">SDFS</text:span> born in the TFProtocol context, it is not restricted to it. <text:s/></text:p>
      <text:p text:style-name="P10"/>
      <text:p text:style-name="P4">Inspired in</text:p>
      <text:p text:style-name="P4"/>
      <text:p text:style-name="P13">SDFS is inspired in “<text:span text:style-name="T6">ancients” </text:span>concepts like KISS and the UNIX philosophy in which a software do a very specific task, a<text:span text:style-name="T5">nd</text:span> it do it well. <text:span text:style-name="T7">We don’t care about a lot of features. </text:span></text:p>
      <text:p text:style-name="P13"/>
      <text:p text:style-name="P32">Paraphrasing Tannenbaum: “Our mission will be completed when nobody cares about where a file is located, or where will be stored.”</text:p>
      <text:p text:style-name="P12"><text:s/></text:p>
      <text:p text:style-name="P3">Goals</text:p>
      <text:p text:style-name="P3"/>
      <text:p text:style-name="P11">The SDFS aims to provide an abstraction layer that presents many filesystems as an unique tree of directories and files that <text:span text:style-name="T14">are</text:span> subject to <text:span text:style-name="T4">a</text:span> subset of traditional filesystem operations.</text:p>
      <text:p text:style-name="P11"/>
      <text:p text:style-name="P14">Simplicity</text:p>
      <text:p text:style-name="P11"/>
      <text:p text:style-name="P15">The scope and features must be the minimum required to well functioning.</text:p>
      <text:p text:style-name="P15"/>
      <text:p text:style-name="P16">Layered</text:p>
      <text:p text:style-name="P15"/>
      <text:p text:style-name="P15">SDFS is divided into <text:span text:style-name="T13">five</text:span> clearly separated layers:</text:p>
      <text:p text:style-name="P15"/>
      <text:p text:style-name="P15"><text:span text:style-name="T9">0</text:span>- <text:span text:style-name="T8">FS Layer. This layer is in charge of actually read or write a file or directory in a specific filesystem or device among other things regard to the storage.</text:span></text:p>
      <text:p text:style-name="P15"/>
      <text:p text:style-name="P15"><text:span text:style-name="T9">1</text:span>- <text:span text:style-name="T8">Security Layer. This layer is in charge of allow or deny a particular operation that will be sent to the FS Layer.</text:span></text:p>
      <text:p text:style-name="P15"/>
      <text:p text:style-name="P15"><text:span text:style-name="T9">2</text:span>- <text:span text:style-name="T10">Presentation Layer. This layer is in charge of sending and receiving the operations to execute in the filesystem like create, read, write, and so on. The receiving operations are sent to the Security Layer. Also is in charge of presenting and maintain updated the filesystem file and hosts list.</text:span></text:p>
      <text:p text:style-name="P15"/>
      <text:p text:style-name="P17">3- IPC Layer: This layer is in charge of reading from and writing to a<text:span text:style-name="T11">n</text:span> UNIX socket. <text:span text:style-name="T11">It receives operations from the Transport Layer and send them to the Presentation Layer. Also receives operations from the Presentation Layer and send them to the Transport Layer.</text:span></text:p>
      <text:p text:style-name="P17"/>
      <text:p text:style-name="P18">4- Transport Layer. This layer is in charge of communicating all distributed IPC Layers across the same or different hosts, possible through the network. <text:span text:style-name="T12">In order to guarantee that, it reads from the IPC Layer the operations to execute and send them to the destination Transport Layer. Also receives from any source Transport Layer the operations to execute and write them to the IPC Layer.</text:span></text:p>
      <text:p text:style-name="P18"/>
      <text:p text:style-name="P5"/>
      <text:p text:style-name="P5"/>
      <text:p text:style-name="P5"/>
      <text:p text:style-name="P7"><text:soft-page-break/>FS Layer</text:p>
      <text:p text:style-name="P11"/>
      <text:p text:style-name="P28">Anthem: <text:span text:style-name="T15">Mechanism not policy.</text:span></text:p>
      <text:p text:style-name="P11"/>
      <text:p text:style-name="P33">This layer will export all the features that may be used in the context of SDFS. It exports the following interface to the Security Layer.</text:p>
      <text:p text:style-name="P19"/>
      <text:p text:style-name="P22">Operations</text:p>
      <text:p text:style-name="P24"/>
      <text:p text:style-name="P23">mkdir: Create a directory.</text:p>
      <text:p text:style-name="P23">rmdir: delete empty directory.</text:p>
      <text:p text:style-name="P23">mkfile: Create a file.</text:p>
      <text:p text:style-name="P23">read: read from a file.</text:p>
      <text:p text:style-name="P23">write: write to a file.</text:p>
      <text:p text:style-name="P23">rmfile: delete a file.</text:p>
      <text:p text:style-name="P25"><text:span text:style-name="T17">rename</text:span>: <text:span text:style-name="T18">rename</text:span> a file or directory.</text:p>
      <text:p text:style-name="P88">filestat: statistics of a file or directory.</text:p>
      <text:p text:style-name="P25"/>
      <text:p text:style-name="P26"><text:span text:style-name="T19">As versions advances it is possible to add some </text:span><text:span text:style-name="T20">really needed</text:span><text:span text:style-name="T19"> extra operations. </text:span>All operations must be<text:span text:style-name="T19"> </text:span>idempotents. </text:p>
      <text:p text:style-name="P26"/>
      <text:p text:style-name="P8">Security Layer</text:p>
      <text:p text:style-name="P6"/>
      <text:p text:style-name="P20">Anthem: <text:span text:style-name="T21">Policy not mechanism.</text:span></text:p>
      <text:p text:style-name="P20"/>
      <text:p text:style-name="P27">This layer verifies if the operation about to be sent to the FS Layer is valid. <text:span text:style-name="T16">It exports the following interface to the Presentation Layer.</text:span></text:p>
      <text:p text:style-name="P27"/>
      <text:p text:style-name="P30">Interface</text:p>
      <text:p text:style-name="P31"/>
      <text:p text:style-name="P34"><text:span text:style-name="T22">Operation </text:span>mkdir.</text:p>
      <text:p text:style-name="P35"><text:span text:style-name="T22">parameters: </text:span>path | <text:span text:style-name="T22">user </text:span>| permissions</text:p>
      <text:p text:style-name="P52">return: status</text:p>
      <text:p text:style-name="P29"/>
      <text:p text:style-name="P68">Operation rmdir.</text:p>
      <text:p text:style-name="P35"><text:span text:style-name="T22">parameters: </text:span>path | <text:span text:style-name="T22">user</text:span></text:p>
      <text:p text:style-name="P52">return: status</text:p>
      <text:p text:style-name="P52"/>
      <text:p text:style-name="P36"><text:span text:style-name="T22">Operation mkfile</text:span>.</text:p>
      <text:p text:style-name="P36"><text:span text:style-name="T22">parameters: </text:span>path | <text:span text:style-name="T22">user </text:span>| permissions</text:p>
      <text:p text:style-name="P53">return: status</text:p>
      <text:p text:style-name="P53"/>
      <text:p text:style-name="P37"><text:span text:style-name="T22">Operation read</text:span>.</text:p>
      <text:p text:style-name="P37"><text:span text:style-name="T22">parameters: </text:span>path | <text:span text:style-name="T22">user </text:span>| <text:span text:style-name="T23">offset | length</text:span></text:p>
      <text:p text:style-name="P54">return: <text:span text:style-name="T24">stream of bytes</text:span></text:p>
      <text:p text:style-name="P54"/>
      <text:p text:style-name="P38"/>
      <text:p text:style-name="P38"/>
      <text:p text:style-name="P38"><text:span text:style-name="T22">Operation write</text:span>.</text:p>
      <text:p text:style-name="P38"><text:span text:style-name="T22">parameters: </text:span>path | <text:span text:style-name="T22">user </text:span>| <text:span text:style-name="T23">offset | length | byte stream</text:span></text:p>
      <text:p text:style-name="P55">return: <text:span text:style-name="T25">status</text:span></text:p>
      <text:p text:style-name="P55"/>
      <text:p text:style-name="P39"><text:soft-page-break/><text:span text:style-name="T22">Operation rmfile</text:span>.</text:p>
      <text:p text:style-name="P39"><text:span text:style-name="T22">parameters: </text:span>path | <text:span text:style-name="T22">user</text:span></text:p>
      <text:p text:style-name="P56">return: status</text:p>
      <text:p text:style-name="P56"/>
      <text:p text:style-name="P40"><text:span text:style-name="T22">Operation rename</text:span>.</text:p>
      <text:p text:style-name="P40"><text:span text:style-name="T22">parameters: old </text:span>path | <text:span text:style-name="T26">new path | user</text:span></text:p>
      <text:p text:style-name="P57">return: status</text:p>
      <text:p text:style-name="P57"/>
      <text:p text:style-name="P48"><text:span text:style-name="T22">Operation filestat</text:span>.</text:p>
      <text:p text:style-name="P89">parameters: path | user</text:p>
      <text:p text:style-name="P63">return: <text:span text:style-name="T42">statistic info structure</text:span></text:p>
      <text:p text:style-name="P63"/>
      <text:p text:style-name="P64">The above operations takes parameters from the Presentation Layer and, after very security constrains, send them to the FS Layer. The above operation returns are taken from the FS Layer and pass send them to the Presentation Layer.</text:p>
      <text:p text:style-name="P64"/>
      <text:p text:style-name="P65">Security Constrains</text:p>
      <text:p text:style-name="P65"/>
      <text:p text:style-name="P66">Each above operation pass through a serie<text:span text:style-name="T27">s </text:span>of checks in order to allow passing the operation to the FS Layer or to reject it.</text:p>
      <text:p text:style-name="P66"/>
      <text:p text:style-name="P67">The following security constrains must be checked for each operation:</text:p>
      <text:p text:style-name="P67"/>
      <text:p text:style-name="P41"><text:span text:style-name="T22">Operation </text:span>mkdir.</text:p>
      <text:p text:style-name="P41"><text:span text:style-name="T22">parameters: </text:span>path | <text:span text:style-name="T22">user </text:span>| permissions</text:p>
      <text:p text:style-name="P41"/>
      <text:p text:style-name="P70">1-) Parent path must exist.</text:p>
      <text:p text:style-name="P74">2-) User must have traverse permission until parent directory.</text:p>
      <text:p text:style-name="P70"><text:span text:style-name="T31">3</text:span>-) <text:span text:style-name="T28">U</text:span>ser must have directory creation <text:span text:style-name="T28">permission in parent directory.</text:span> </text:p>
      <text:p text:style-name="P67"/>
      <text:p text:style-name="P69">Operation rmdir.</text:p>
      <text:p text:style-name="P42"><text:span text:style-name="T22">parameters: </text:span>path | <text:span text:style-name="T22">user</text:span></text:p>
      <text:p text:style-name="P58"/>
      <text:p text:style-name="P71">1-) Path must exists.</text:p>
      <text:p text:style-name="P75">2-) User must have traverse permission until parent directory.</text:p>
      <text:p text:style-name="P71"><text:span text:style-name="T32">3</text:span>-) User must have directory deletion permission in the parent directory.</text:p>
      <text:p text:style-name="P72"/>
      <text:p text:style-name="P43"><text:span text:style-name="T22">Operation mkfile</text:span>.</text:p>
      <text:p text:style-name="P43"><text:span text:style-name="T22">parameters: </text:span>path | <text:span text:style-name="T22">user </text:span>| permissions</text:p>
      <text:p text:style-name="P59"/>
      <text:p text:style-name="P73">1-) Path must exists.</text:p>
      <text:p text:style-name="P77">2-) User must have traverse permission until <text:span text:style-name="T34">path.</text:span></text:p>
      <text:p text:style-name="P73"><text:span text:style-name="T34">3</text:span>-) User must have file creation permission in the <text:span text:style-name="T30">path</text:span>.</text:p>
      <text:p text:style-name="P73"/>
      <text:p text:style-name="P44"/>
      <text:p text:style-name="P44"><text:span text:style-name="T22">Operation read</text:span>.</text:p>
      <text:p text:style-name="P44"><text:span text:style-name="T22">parameters: </text:span>path | <text:span text:style-name="T22">user </text:span>| <text:span text:style-name="T23">offset | length</text:span></text:p>
      <text:p text:style-name="P60"/>
      <text:p text:style-name="P74">1-) Path and file must exist.</text:p>
      <text:p text:style-name="P78">2-) User must have traverse permission until <text:span text:style-name="T36">file.</text:span></text:p>
      <text:p text:style-name="P83">3-) User must have read permission for the file.</text:p>
      <text:p text:style-name="P83"/>
      <text:p text:style-name="P45"><text:soft-page-break/><text:span text:style-name="T22">Operation write</text:span>.</text:p>
      <text:p text:style-name="P45"><text:span text:style-name="T22">parameters: </text:span>path | <text:span text:style-name="T22">user </text:span>| <text:span text:style-name="T23">offset | length | byte stream</text:span></text:p>
      <text:p text:style-name="P61"/>
      <text:p text:style-name="P79">1-) Path and file must exist.</text:p>
      <text:p text:style-name="P79">2-) User must have traverse permission until <text:span text:style-name="T35">file</text:span>.</text:p>
      <text:p text:style-name="P84">3-) User must have <text:span text:style-name="T37">write</text:span> permission for the file.</text:p>
      <text:p text:style-name="P84"/>
      <text:p text:style-name="P46"><text:span text:style-name="T22">Operation rmfile</text:span>.</text:p>
      <text:p text:style-name="P46"><text:span text:style-name="T22">parameters: </text:span>path | <text:span text:style-name="T22">user</text:span></text:p>
      <text:p text:style-name="P62"/>
      <text:p text:style-name="P80">1-) Path and file must exist.</text:p>
      <text:p text:style-name="P80">2-) User must have traverse permission until <text:span text:style-name="T35">file</text:span>.</text:p>
      <text:p text:style-name="P85">3-) User must have <text:span text:style-name="T38">file deletion</text:span> permission for the file.</text:p>
      <text:p text:style-name="P85"/>
      <text:p text:style-name="P47"><text:span text:style-name="T22">Operation rename</text:span>.</text:p>
      <text:p text:style-name="P47"><text:span text:style-name="T22">parameters: old </text:span>path | <text:span text:style-name="T26">new path | user</text:span></text:p>
      <text:p text:style-name="P47"/>
      <text:p text:style-name="P81">1-) <text:span text:style-name="T39">Both p</text:span>ath must exist.</text:p>
      <text:p text:style-name="P81">2-) User must have traverse permission until <text:span text:style-name="T39">both path</text:span>.</text:p>
      <text:p text:style-name="P86">3-) User must have <text:span text:style-name="T40">rename</text:span> permission for <text:span text:style-name="T40">both path</text:span>.</text:p>
      <text:p text:style-name="P86"/>
      <text:p text:style-name="P49"><text:span text:style-name="T22">Operation filestat</text:span>.</text:p>
      <text:p text:style-name="P49"><text:span text:style-name="T22">parameters: </text:span>path <text:span text:style-name="T26">| user</text:span></text:p>
      <text:p text:style-name="P49"/>
      <text:p text:style-name="P82">1-) <text:span text:style-name="T39">p</text:span>ath must exist.</text:p>
      <text:p text:style-name="P82">2-) User must have traverse permission until <text:span text:style-name="T39">both path</text:span>.</text:p>
      <text:p text:style-name="P87">3-) User must have <text:span text:style-name="T43">statistic</text:span> permission for <text:span text:style-name="T40">path</text:span>.</text:p>
      <text:p text:style-name="P87"/>
      <text:p text:style-name="P9"><text:span text:style-name="T41">Presentation</text:span> Layer</text:p>
      <text:p text:style-name="P9"/>
      <text:p text:style-name="P21">Anthem: <text:span text:style-name="T41">What not how.</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7T14:36:13.901692135</meta:creation-date>
    <dc:date>2024-01-15T20:01:59.636537830</dc:date>
    <meta:editing-duration>PT4H23M16S</meta:editing-duration>
    <meta:editing-cycles>104</meta:editing-cycles>
    <meta:generator>LibreOffice/6.1.5.2$Linux_X86_64 LibreOffice_project/10$Build-2</meta:generator>
    <meta:document-statistic meta:table-count="0" meta:image-count="0" meta:object-count="0" meta:page-count="4" meta:paragraph-count="105" meta:word-count="924" meta:character-count="5507" meta:non-whitespace-character-count="4681"/>
  </office:meta>
</office:document-meta>
</file>